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>y</mi>
        <mo stretchy="false">=</mo>
        <mrow>
          <mi mathvariant="italic">kx</mi>
          <mo stretchy="false">+</mo>
          <mi>b</mi>
        </mrow>
      </mrow>
      <mi>,</mi>
      <mrow>
        <mi>k</mi>
        <mo stretchy="false">=</mo>
        <msup>
          <mi>f</mi>
          <mi>k</mi>
        </msup>
      </mrow>
      <mrow>
        <mo fence="true" stretchy="false">(</mo>
        <mrow>
          <mfrac bevelled="true">
            <mrow>
              <mi>y</mi>
              <mo stretchy="false">−</mo>
              <mover accent="true">
                <mi>b</mi>
                <mo stretchy="false">^</mo>
              </mover>
            </mrow>
            <mi>x</mi>
          </mfrac>
        </mrow>
        <mo fence="true" stretchy="false">)</mo>
      </mrow>
      <mi>,</mi>
      <mrow>
        <mi>b</mi>
        <mo stretchy="false">=</mo>
        <msup>
          <mi>f</mi>
          <mi>b</mi>
        </msup>
      </mrow>
      <mrow>
        <mo fence="true" stretchy="false">(</mo>
        <mrow>
          <mrow>
            <mrow>
              <mi>y</mi>
              <mo stretchy="false">−</mo>
              <mover accent="true">
                <mi>k</mi>
                <mo stretchy="false">^</mo>
              </mover>
            </mrow>
            <mi>x</mi>
          </mrow>
        </mrow>
        <mo fence="true" stretchy="false">)</mo>
      </mrow>
    </mrow>
    <annotation encoding="StarMath 5.0">y = kx+b,
k = f^k({y - hat b} wideslash x),
b = f^b(y - hat {k} 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8:22:08.253711230</meta:creation-date>
    <dc:date>2016-08-06T18:29:03.151556138</dc:date>
    <meta:editing-duration>PT5M54S</meta:editing-duration>
    <meta:editing-cycles>3</meta:editing-cycles>
    <meta:generator>LibreOffice/5.1.2.2.0$Linux_X86_64 LibreOffice_project/10m0$Build-2</meta:generator>
  </office:meta>
</office:document-meta>
</file>